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117cm" svg:height="2.279cm" svg:x="2.383cm" svg:y="4cm">
          <draw:image xlink:href="../options.png" xlink:type="simple" xlink:show="embed" xlink:actuate="onLoad">
            <text:p/>
          </draw:image>
        </draw:frame>
        <draw:custom-shape draw:style-name="gr2" draw:text-style-name="P3" draw:layer="layout" svg:width="5cm" svg:height="1.2cm" svg:x="9cm" svg:y="3.2cm">
          <text:p text:style-name="P2"><text:span text:style-name="T1">LaTeXcombine the current pickup list.</text:span></text:p>
          <draw:enhanced-geometry svg:viewBox="0 0 21600 21600" draw:mirror-horizontal="false" draw:type="line-callout-1" draw:modifiers="-10871.2657468506 24765.3621981682 -1071.14577084583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9.006cm" svg:y="4.527cm">
          <text:p text:style-name="P2"><text:span text:style-name="T1">Show this information page</text:span></text:p>
          <draw:enhanced-geometry svg:viewBox="0 0 21600 21600" draw:mirror-horizontal="false" draw:type="line-callout-1" draw:modifiers="-14443.1913617277 13111.2 -1075.4649070186 11966.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9.033cm" svg:y="5.664cm">
          <text:p text:style-name="P2"><text:span text:style-name="T1">Show version information</text:span></text:p>
          <draw:enhanced-geometry svg:viewBox="0 0 21600 21600" draw:mirror-horizontal="false" draw:type="line-callout-1" draw:modifiers="-14905.3389322136 -1749.6 -1075.4649070186 11966.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5cm" svg:height="0.999cm" svg:x="9.033cm" svg:y="6.829cm">
          <text:p text:style-name="P2"><text:span text:style-name="T1">Show help on the command line program</text:span></text:p>
          <draw:enhanced-geometry svg:viewBox="0 0 21600 21600" draw:mirror-horizontal="false" draw:type="line-callout-1" draw:modifiers="-16503.4193161368 -17193.6 -1075.4649070186 11966.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3-25T21:26:57</meta:creation-date>
    <dc:creator>Kyle Passarelli</dc:creator>
    <dc:date>2008-08-17T11:13:42</dc:date>
    <meta:editing-cycles>7</meta:editing-cycles>
    <meta:editing-duration>PT1H21M4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